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4e2e1" officeooo:paragraph-rsid="0014e2e1"/>
    </style:style>
    <style:style style:name="P2" style:family="paragraph" style:parent-style-name="Standard">
      <style:text-properties officeooo:rsid="0014e2e1" officeooo:paragraph-rsid="0014e2e1"/>
    </style:style>
    <style:style style:name="P3" style:family="paragraph" style:parent-style-name="Standard">
      <style:text-properties officeooo:rsid="000f7847" officeooo:paragraph-rsid="000f7847"/>
    </style:style>
    <style:style style:name="P4" style:family="paragraph" style:parent-style-name="Standard">
      <style:text-properties officeooo:rsid="00116748" officeooo:paragraph-rsid="00133c08"/>
    </style:style>
    <style:style style:name="P5" style:family="paragraph" style:parent-style-name="Standard">
      <style:text-properties officeooo:paragraph-rsid="0014e2e1"/>
    </style:style>
    <style:style style:name="P6" style:family="paragraph" style:parent-style-name="Text_20_body">
      <style:text-properties officeooo:rsid="001a0276" officeooo:paragraph-rsid="001a0276"/>
    </style:style>
    <style:style style:name="T1" style:family="text">
      <style:text-properties officeooo:rsid="00116748"/>
    </style:style>
    <style:style style:name="T2" style:family="text">
      <style:text-properties officeooo:rsid="00133c08"/>
    </style:style>
    <style:style style:name="T3" style:family="text">
      <style:text-properties fo:font-weight="normal"/>
    </style:style>
    <style:style style:name="T4" style:family="text">
      <style:text-properties fo:font-weight="normal" officeooo:rsid="0014e2e1"/>
    </style:style>
    <style:style style:name="T5" style:family="text">
      <style:text-properties officeooo:rsid="0015bd0b"/>
    </style:style>
    <style:style style:name="T6" style:family="text">
      <style:text-properties officeooo:rsid="001a02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rs./Mr.,</text:p>
      <text:p text:style-name="Text_20_body">I am reaching out regarding the possibility of joining your team as an intern during the summer of 2025. With great enthusiasm for cybersecurity and a commitment to developing my skills, I am attaching this motivation letter to support my application.</text:p>
      <text:p text:style-name="Text_20_body">As a second-year engineering student at ENSEEIHT in Toulouse, France, specializing in networks and computer science, I have built a strong foundation in programming, systems, and network architecture. While my <text:span text:style-name="T5">higher</text:span> education has not yet included courses in cybersecurity, I have pursued my interest in the field through <text:span text:style-name="T5">the completion of </text:span>MOOCs on TryHackMe, <text:span text:style-name="T5">and participation</text:span> in cybersecurity contests, gain<text:span text:style-name="T5">ing</text:span> <text:span text:style-name="T5">practical </text:span>experience with basic tasks in the domain.</text:p>
      <text:p text:style-name="Text_20_body">In addition to technical growth, I am motivated by the opportunity to immerse myself in a new cultural and professional environment. Working in Canada will not only allow me to contribute to your team's goals but also help me develop adaptability and international collaboration skills, which are essential for a globalized career.</text:p>
      <text:p text:style-name="Text_20_body">Thank you for considering my application. I would be delighted to discuss how I can contribute to your team.</text:p>
      <text:p text:style-name="Text_20_body">Sincerely <text:span text:style-name="T6">yours</text:span>,</text:p>
      <text:p text:style-name="P6">Pierre Duroll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6T14:21:56.932064539</meta:creation-date>
    <meta:generator>LibreOffice/7.3.7.2$Linux_X86_64 LibreOffice_project/30$Build-2</meta:generator>
    <dc:date>2024-11-29T14:06:33.252204133</dc:date>
    <meta:editing-duration>PT24M1S</meta:editing-duration>
    <meta:editing-cycles>5</meta:editing-cycles>
    <meta:document-statistic meta:table-count="0" meta:image-count="0" meta:object-count="0" meta:page-count="1" meta:paragraph-count="7" meta:word-count="185" meta:character-count="1195" meta:non-whitespace-character-count="1017"/>
  </office:meta>
</office:document-meta>
</file>